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Lucidasans" svg:font-family="Lucidasans" style:font-pitch="variable"/>
    <style:font-face style:name="Nimbus Roman No9 L" svg:font-family="'Nimbus Roman No9 L'" style:font-pitch="variable"/>
    <style:font-face style:name="Samanata" svg:font-family="Samanata" style:font-pitch="variable"/>
    <style:font-face style:name="Times New Roman" svg:font-family="'Times New Roman'" style:font-pitch="variable"/>
    <style:font-face style:name="URW Bookman L" svg:font-family="'URW Bookman L'" style:font-pitch="variable"/>
  </office:font-face-decls>
  <office:automatic-styles>
    <style:style style:name="P1" style:family="paragraph" style:parent-style-name="Standard">
      <style:paragraph-properties fo:text-align="justify" style:justify-single-word="false"/>
      <style:text-properties style:font-name="Samanata" fo:font-size="14pt" fo:font-weight="bold" style:font-name-asian="Nimbus Roman No9 L" style:font-size-asian="14pt" style:font-weight-asian="bold" style:font-name-complex="Nimbus Roman No9 L" style:font-size-complex="14pt" style:font-weight-complex="bold"/>
    </style:style>
    <style:style style:name="P2" style:family="paragraph" style:parent-style-name="Standard">
      <style:paragraph-properties fo:text-align="justify" style:justify-single-word="false"/>
      <style:text-properties style:font-name="Samanata" fo:font-size="14pt" style:font-size-asian="14pt" style:font-size-complex="14pt"/>
    </style:style>
    <style:style style:name="P3" style:family="paragraph" style:parent-style-name="Standard">
      <style:paragraph-properties fo:text-align="justify" style:justify-single-word="false"/>
      <style:text-properties style:font-name="Samanata" fo:font-size="14pt" style:font-name-asian="Nimbus Roman No9 L" style:font-size-asian="14pt" style:font-name-complex="Nimbus Roman No9 L" style:font-size-complex="14pt"/>
    </style:style>
    <style:style style:name="P4" style:family="paragraph" style:parent-style-name="Normal">
      <style:paragraph-properties fo:text-align="justify" style:justify-single-word="false"/>
      <style:text-properties style:font-name="Samanata" fo:font-size="14pt" style:font-size-asian="14pt" style:font-size-complex="14pt"/>
    </style:style>
    <style:style style:name="P5" style:family="paragraph" style:parent-style-name="Normal">
      <style:paragraph-properties fo:text-align="justify" style:justify-single-word="false"/>
      <style:text-properties style:font-name="Samanata" fo:font-size="14pt" style:font-name-asian="Nimbus Roman No9 L" style:font-size-asian="14pt" style:font-name-complex="Nimbus Roman No9 L" style:font-size-complex="14pt"/>
    </style:style>
    <style:style style:name="P6" style:family="paragraph" style:parent-style-name="Normal">
      <style:paragraph-properties fo:text-align="justify" style:justify-single-word="false"/>
      <style:text-properties style:font-name="Samanata" fo:font-size="14pt" fo:font-weight="bold" style:font-size-asian="14pt" style:font-weight-asian="bold" style:font-size-complex="14pt" style:font-weight-complex="bold"/>
    </style:style>
    <style:style style:name="P7" style:family="paragraph" style:parent-style-name="Normal">
      <style:paragraph-properties fo:text-align="justify" style:justify-single-word="false"/>
      <style:text-properties style:font-name="Samanata" fo:font-size="14pt" fo:font-weight="bold" style:font-name-asian="Nimbus Roman No9 L" style:font-size-asian="14pt" style:font-weight-asian="bold" style:font-name-complex="Nimbus Roman No9 L" style:font-size-complex="14pt" style:font-weight-complex="bold"/>
    </style:style>
    <style:style style:name="T1" style:family="text">
      <style:text-properties style:font-name-asian="Nimbus Roman No9 L" style:font-name-complex="Nimbus Roman No9 L"/>
    </style:style>
    <style:style style:name="T2" style:family="text">
      <style:text-properties fo:font-weight="bold" style:font-name-asian="Nimbus Roman No9 L" style:font-weight-asian="bold" style:font-name-complex="Nimbus Roman No9 L" style:font-weight-complex="bold"/>
    </style:style>
    <style:style style:name="T3" style:family="text">
      <style:text-properties style:font-name="Samanata"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QR Game play</text:p>
      <text:p text:style-name="P4">Chris Smith 2006-2007</text:p>
      <text:p text:style-name="P2"/>
      <text:p text:style-name="P3">This document is a description of how SPQR the game works. Perhaps the hardest part to get your head around will be the 'pick a player' that happens at the start of each year, so let's begin with that facet:</text:p>
      <text:p text:style-name="P2"/>
      <text:p text:style-name="P3">At the start of each turn, you have to select a Roman to be that year. You can pick any individual you like, but you only have control over their actions, and even then in a limited way:</text:p>
      <text:p text:style-name="P2"/>
      <text:p text:style-name="P3">1: You may not do things that are completely against that players ideology, but you may change that ideology over a few years of play. For example, a roman general with a very high loyalty rating will not generally revolt: given a few turns with that general you can probably change his opinion. </text:p>
      <text:p text:style-name="P2"/>
      <text:p text:style-name="P3">2: If the player dies in that turn, then you have no control until the next turn, where you may select any player again.</text:p>
      <text:p text:style-name="P2"/>
      <text:p text:style-name="P3">3: The more turns you control a player, the more you can shape his character.</text:p>
      <text:p text:style-name="P2"/>
      <text:p text:style-name="P3">4: The base skills of a player (charisma, command etc...) are fixed and do not change.</text:p>
      <text:p text:style-name="P2"/>
      <text:p text:style-name="P3">So why do we use this game mechanic?</text:p>
      <text:p text:style-name="P2"/>
      <text:p text:style-name="P4">The later republic fell apart because men with power ran up against a senate who opposed them. The Grachi, Sulla, Pompey, Caeser and Marc Anthony all came up against this dilemma, until finally Octavian managed to become de facto ruler. We try to simulate this not by forcing the history in the game, but by the natural inclination of the player. If you wish, you can choose to keep a republic for as long as you can.</text:p>
      <text:p text:style-name="P4"/>
      <text:p text:style-name="P2"><text:span text:style-name="T1">At the beginning of the game, Rome is ruled by a republican senate. You may choose to be the leading man of the senate, or a general: but power will be limited. Changing the constitution and moving to an Imperial government will be a desire of the player (because then you </text:span><text:span text:style-name="T2">can</text:span><text:span text:style-name="T1"> have real power as the emperor). However, the game does not force this upon you: it arises due to the players wishes.</text:span></text:p>
      <text:p text:style-name="P4"/>
      <text:p text:style-name="P5">Having picked your player, you then play that character for 1 year. Generally, there are a number of different positions that your character may have. Here are some of them:</text:p>
      <text:p text:style-name="P4"/>
      <text:p text:style-name="P6">Command<text:tab/><text:tab/><text:tab/>Responsibilities</text:p>
      <text:p text:style-name="P4">Tribune of the people<text:tab/>May veto senate motions</text:p>
      <text:p text:style-name="P4">Senator<text:tab/><text:tab/><text:tab/>May vote for, or propose, senate motions</text:p>
      <text:p text:style-name="P4">Consul<text:tab/><text:tab/><text:tab/>May veto senate motions: Conduct of war, finances &amp; judiciary</text:p>
      <text:p text:style-name="P2">Praetor<text:tab/><text:tab/><text:tab/>Adjudicate legal conflicts</text:p>
      <text:p text:style-name="P2">Censor<text:tab/><text:tab/><text:tab/>Morality &amp; Property investment</text:p>
      <text:p text:style-name="P2">Curulian Aediles<text:tab/><text:tab/>Police, market, festival and temple supervision</text:p>
      <text:p text:style-name="P4">Quaestor<text:tab/><text:tab/>Public finance</text:p>
      <text:p text:style-name="P2">General<text:tab/><text:tab/><text:tab/>May move units, attack with senate approval</text:p>
      <text:p text:style-name="P2">Local governor<text:tab/><text:tab/>Controls local area: may set local taxes / move units</text:p>
      <text:p text:style-name="P2">Governor with freedom<text:tab/>May conduct war in surrounding areas</text:p>
      <text:p text:style-name="P2">Dictator<text:tab/><text:tab/><text:tab/>Dictatorial powers</text:p>
      <text:p text:style-name="P2">Emperor<text:tab/><text:tab/><text:tab/>Limitless powers</text:p>
      <text:p text:style-name="P2"/>
      <text:p text:style-name="P3">Of course, this is only a simple list, and changes when (if) Rome switches to an Imperial form of government. Here, the emperor will have more power and all others less so. This is precisely why most players will try to get to imperial government as soon as possible. This doesn't mean that SPQR treats it as a superior form of government though - it's just a choice you have to make as a player.</text:p>
      <text:p text:style-name="P2"/>
      <text:p text:style-name="P1">Scoring</text:p>
      <text:p text:style-name="P3">There are several scoring methods in SPQR. They are:</text:p>
      <text:p text:style-name="P2"/>
      <text:p text:style-name="P3">1: Empire</text:p>
      <text:p text:style-name="P3">A score is built up based upon the size, culture, wealth, history and science of the Roman empire. It'll work in similar ways to many other subtype games. in other words, this is the standard score by which you judge yourself.</text:p>
      <text:p text:style-name="P2"/>
      <text:p text:style-name="P3">2: Individuals</text:p>
      <text:p text:style-name="P3">A score is built up based on what you do with the individuals that you play. Stunning deeds that go down in history are what we are after, even if that means bad deeds. Nero killed his mother; very bad, but history remembers it. Sometimes this will mean some luck: the game records what historians wrote about, so hopefully it will be recorded for future generations.</text:p>
      <text:p text:style-name="P2"/>
      <text:p text:style-name="P3">3: Your score</text:p>
      <text:p text:style-name="P3">At the start of each game, you *may*, if you wish, define weights to each of the various scores. So you could rate culture and military as very high, and empire size very low. The game will now score you accordingly.</text:p>
      <text:p text:style-name="P2"/>
      <text:p text:style-name="P3">4: Scenarios</text:p>
      <text:p text:style-name="P3">SPQR will hopefully come with some scenarios. These are scored by comparison to what really happened. So if you play as Anthony against Octavian, an average score will be to do what actually happened. Playing as Pompey and defeating Caesar would thus be a good score, and likewise Severus failing to become emperor would be a bad one.</text:p>
      <text:p text:style-name="P2"/>
      <text:p text:style-name="P1">Economy</text:p>
      <text:p text:style-name="P2"/>
      <text:p text:style-name="P3">Unlike every(?) other turn-based large simulation, all money is accounted for in SPQR. A sesterces has to come from somewhere before you spend it, and it doesn't disappear when you do. The important points to remember are:</text:p>
      <text:p text:style-name="P2"/>
      <text:p text:style-name="P3">1: You only ever control an individuals money. The only time this does not apply is when you are the emperor - then you control the finances of the empire.</text:p>
      <text:p text:style-name="P2"/>
      <text:p text:style-name="P3">2: Which means, in republican times, you will need to get senate approval to spend Rome's money, or be a consul (which may get you limited funds)</text:p>
      <text:p text:style-name="P2"/>
      <text:p text:style-name="P3">3: You may debase coinage, which will give you a short-term boost to your spending power, at the cost of future inflation and loss of respect for roman coinage. Of course, you may improve the standard, which partly does the reverse.</text:p>
      <text:p text:style-name="P2"/>
      <text:p text:style-name="P3">4: A lot of gold and silver is held by temples. If you take over a new area and stamp out the old gods, or declare a certain type of worship illegal, then you will get a boost from sacking the temples. But this was rarely done by the Romans, because it upsets so many people.</text:p>
      <text:p text:style-name="P2"/>
      <text:p text:style-name="P3">5: Imports like ivory, amber, silk, pepper and spices cost gold, and are consumed. So watch your imports from far-away lands!</text:p>
      <text:p text:style-name="P5"/>
      <text:p text:style-name="P5">5b: On imports</text:p>
      <text:p text:style-name="P5"/>
      <text:p text:style-name="P5">SPQR will model just 5 foreign imports, and they are:</text:p>
      <text:p text:style-name="P5"/>
      <text:p text:style-name="P5">Ivory, from Africa</text:p>
      <text:p text:style-name="P5">Amber, from the Baltic</text:p>
      <text:p text:style-name="P5">Silk, from the Han Chinese</text:p>
      <text:p text:style-name="P5">Pepper, from India</text:p>
      <text:p text:style-name="P5">Spices, from Indonesia and Ceylon</text:p>
      <text:p text:style-name="P5"/>
      <text:p text:style-name="P5">Although Roman wares are appreciated outside of the empire, most of these (with the possible exception of Amber) will be purchased with gold and silver. Over a period of time, this will result in an outflow of these metals</text:p>
      <text:p text:style-name="P2"/>
      <text:p text:style-name="P3">6: It was common, when an area was depressed (for example, after a local disaster), to collect very low taxes from it. Sometimes extra taxes were placed on certain people (i.e,the Jews were often taxed more). Above all, the city of Rome itself technically had negative taxes. You must learn to get your money in without upsetting the people if you want to be a good ruler.</text:p>
      <text:p text:style-name="P4"/>
      <text:p text:style-name="P6">The Army</text:p>
      <text:p text:style-name="P4"/>
      <text:p text:style-name="P4">The army as constructed in SPQR is made of Legions. Each unit on the mapboard represents 1 legion, although it is the player that gets to define exactly what a legion consists of:</text:p>
      <text:p text:style-name="P4"/>
      <text:p text:style-name="P4">1: A 'normal' unit is approx 10,000 men, although yours may be smaller or larger.</text:p>
      <text:p text:style-name="P4">2: A unit may be a permanent part of your army, or a raised local force. Standing forces cost money all year round, temporary forces may as cheap as free.</text:p>
      <text:p text:style-name="P4">3: Each unit is constructed itself of up to 6 parts, each of which may be:</text:p>
      <text:p text:style-name="P4"/>
      <text:p text:style-name="P4"><text:tab/>Infanty, either Light, Medium or Heavy</text:p>
      <text:p text:style-name="P4"><text:tab/>Cavalry, also Light, Medium or Heavy</text:p>
      <text:p text:style-name="P4"><text:tab/>Camalry, Light or Medium</text:p>
      <text:p text:style-name="P4"><text:tab/>Ballista, which can be Light or Medium</text:p>
      <text:p text:style-name="P4"><text:tab/>Engineers</text:p>
      <text:p text:style-name="P4"><text:tab/>Elephants</text:p>
      <text:p text:style-name="P4"><text:tab/>Command Units</text:p>
      <text:p text:style-name="P4"/>
      <text:p text:style-name="P4">Infantry:</text:p>
      <text:p text:style-name="P4"/>
      <text:p text:style-name="P4">Light infanty (LI) are troops with zero armour</text:p>
      <text:p text:style-name="P4">Medium infantry (MI) are those with Leather and / or partial metal armour</text:p>
      <text:p text:style-name="P4">Heavy infanty (HI) consists of troops with chain covering, sheild and helmet</text:p>
      <text:p text:style-name="P4"/>
      <text:p text:style-name="P4">Cavalry (LC, MC or HC) use the same catagories as infantry</text:p>
      <text:p text:style-name="P4">Camalry (LCm, MCm) as cavalry</text:p>
      <text:p text:style-name="P4"/>
      <text:p text:style-name="P4">Light units are generally faster, fight in looser formation, manouvere easily and are easiest to break up.</text:p>
      <text:p text:style-name="P4">Heavy units are slower, fight in tight formation and are hard to break up.</text:p>
      <text:p text:style-name="P4">Medium units are somewhere inbetween.</text:p>
      <text:p text:style-name="P4"/>
      <text:p text:style-name="P4">The extra cost of outfitting the heavier units is usually pretty small compared to the costs of keeping the troops fed and paid. However, if you raise a force quickly then you will find it hard to suddenly acquire 10,000 chainmail tops, swords and shields. This is why raised forces of smaller enemies will tend to be lighter troops. Most standing armies you meet will be medium or heavy.</text:p>
      <text:p text:style-name="P4">There is one area where heavy units suffer very badly, and that is in the summer of hot climates.</text:p>
      <text:p text:style-name="P4"/>
      <text:p text:style-name="P4">Ballista</text:p>
      <text:p text:style-name="P4"/>
      <text:p text:style-name="P4">Light ballista (LB) consist of machines that can be dissembled and carried on donkey or horse, and setup in under half a day. They typically throw large bolts. Medium ballista (MB) can throw stones into the enemy, but cannot easily be moved around. For this reason, units with medium ballista move very slowly over rough terrain, and will not be able to pass through mountainous regions. They are however a great help in taking cities.</text:p>
      <text:p text:style-name="P4">There *is* a heavy ballista <text:s/>(HB) type, but is built within walled cites, and may not be moved at all.</text:p>
      <text:p text:style-name="P4"/>
      <text:p text:style-name="P4">Engineers</text:p>
      <text:p text:style-name="P4"/>
      <text:p text:style-name="P4">To be able to produce engineers, you will need a fairly civilised culture. Engineers themselves are typically medium infantry, however they can perform a few functions that no other units can. They are able to construct temporary bridges and pontoons, undermine city walls, build siege equipment, block rivers to ships and finally all camps constructed by units with engineers are more secure.</text:p>
      <text:p text:style-name="P4"/>
      <text:p text:style-name="P4">Elephants</text:p>
      <text:p text:style-name="P4"/>
      <text:p text:style-name="P4">Exactly as you would expect</text:p>
      <text:p text:style-name="P4"/>
      <text:p text:style-name="P4">Command Section</text:p>
      <text:p text:style-name="P4"/>
      <text:p text:style-name="P4">Command sections (CS) are almost always some sort of cavalry. They fight no better than normal cavalry, except that their morale may be somewhat better. They cost more to upkeep. You cannot build a command unit in the normal way: a unit must be assigned a commander, upon which time some portion of the unit becomes the command section (typical command sections are usually very small in terms of manpower). A unit can only have one command section.</text:p>
      <text:p text:style-name="P4">Command sections add value to the unit as a whole. Units with command sections move slightly faster over long distances, and have extended campaign seasons. They also act as 'status', meaning that they may attract attention from the enemy, or force them to retreat (as an example, being approached by a Legion at a rapid pace might be a bad thing; to know that it is a Legion with Julius Ceaser may cause your units to run - or be more determined!). Furthermore, nearby units that do *not* have a command unit will have an extra degree of co-ordination with the commanding unit. Finally, units with command sections tend to be worth more in plunder, since they often hold the army pay.</text:p>
      <text:p text:style-name="P4">Units with command sections also inherit some of the traits of the commander. This can be both a good and a bad thing, depending on the skills of the commander.</text:p>
      <text:p text:style-name="P4">When units revolt, they will tend naturally to look towards their local commander to lead the revolution.</text:p>
      <text:p text:style-name="P4"/>
      <text:p text:style-name="P4">Unit Traits</text:p>
      <text:p text:style-name="P4"/>
      <text:p text:style-name="P4">Units are generally raised in one particular area. It is possible for them to be raised (or thrown together) from various old units or disperate regions, or for new recruits to change the flavour, but units of this form to not generally operate well. A unit is normally 60% of the same ethnic background.</text:p>
      <text:p text:style-name="P4"/>
      <text:p text:style-name="P4">For the Roman armies, the first name of any legion is where it comes from, i.e.</text:p>
      <text:p text:style-name="P4"/>
      <text:p text:style-name="P4">Roman</text:p>
      <text:p text:style-name="P4">Iberian</text:p>
      <text:p text:style-name="P4">Illyrician</text:p>
      <text:p text:style-name="P4">Syrian</text:p>
      <text:p text:style-name="P4">Brittanic</text:p>
      <text:p text:style-name="P4"/>
      <text:p text:style-name="P4">If raised or used by a respected emperor they may acquire that persons name (providing they performed some decent service) so you may get names like:</text:p>
      <text:p text:style-name="P4"/>
      <text:p text:style-name="P4">Syrian Trajanic</text:p>
      <text:p text:style-name="P4">Greek Claudian</text:p>
      <text:p text:style-name="P4"/>
      <text:p text:style-name="P4">The first name, indicating the region, always tells you something about the legion, since certain areas produce better troops. Syrian archers were well-famed, for example. Units always fight best in terrain that is similar to home. However, in their own area, they are locals, whereas outside this they become 'Roman', and thus less likely to revolt. For this reason it is best to raise troops needed in one area from a totally seperate part of the empire.</text:p>
      <text:p text:style-name="P4"/>
      <text:p text:style-name="P4">Battles</text:p>
      <text:p text:style-name="P4"/>
      <text:p text:style-name="P4">A battle is always between two opposing forces. One side is always the attacker, and one side is the defender. First of all, the attack and defence factors are resolved. The basic maths is as follows:</text:p>
      <text:p text:style-name="P4"/>
      <text:p text:style-name="P4">Each sub-unit type (LI, HC etc...) has both an attack and defence value against each other sub-unit type. Furthermore, each sub-unit has a terrain modifier. So, for a <text:s/>particular sub-unit, we compute the base attack value as:</text:p>
      <text:p text:style-name="P4"/>
      <text:p text:style-name="P4">attack_value_vs_enemy*(sub_unit_size/enemy_sub_unit_size)</text:p>
      <text:p text:style-name="P4"/>
      <text:p text:style-name="P4">Then we total up the value for each sub-unit, and then divide the result by the number of enemy sub-units. As an example, here's two opposing forces:</text:p>
      <text:p text:style-name="P4"/>
      <text:p text:style-name="P4">Medium Infantry - 2,000</text:p>
      <text:p text:style-name="P4">Heavy Infantry - 5,000</text:p>
      <text:p text:style-name="P4">Medium Cavalry - 3,000</text:p>
      <text:p text:style-name="P4"/>
      <text:p text:style-name="P4">And the enemy force:</text:p>
      <text:p text:style-name="P4"/>
      <text:p text:style-name="P4">Light Infantry - 4,000</text:p>
      <text:p text:style-name="P4">Medium Infantry - 6,000</text:p>
      <text:p text:style-name="P4"/>
      <text:p text:style-name="P4">Values vs are:</text:p>
      <text:p text:style-name="P4"/>
      <text:p text:style-name="P4">MI vs LI<text:tab/><text:tab/>1.5x</text:p>
      <text:p text:style-name="P4">MI vs MI<text:tab/><text:tab/>1x</text:p>
      <text:p text:style-name="P4">HI vs LI<text:tab/><text:tab/>2x</text:p>
      <text:p text:style-name="P4">HI vs MI<text:tab/><text:tab/>1.5x</text:p>
      <text:p text:style-name="P4">MC vs LI<text:tab/>2.5x</text:p>
      <text:p text:style-name="P4">MC vs MI<text:tab/>1.5x</text:p>
      <text:p text:style-name="P4"/>
      <text:p text:style-name="P4">So for the attack:</text:p>
      <text:p text:style-name="P4"/>
      <text:p text:style-name="P4">2,000 MI vs 4,000 LI = (2000/4000)x1.5 = 0.75</text:p>
      <text:p text:style-name="P4">2,000 MI vs 6,000 MI = (2000/6000)x1 = 0.33</text:p>
      <text:p text:style-name="P4">5,000 HI vs 4,000 LI = (5,000/4000)x2 = 2.5</text:p>
      <text:p text:style-name="P4">5,000 HI vs 6,000 MI = (5,000/6,000)x1.5 = 1.25</text:p>
      <text:p text:style-name="P4">3,000 MC vs 4,000 LI = (3,000/4,000)x2.5 = 1.875</text:p>
      <text:p text:style-name="P4">3,000 MC vs 6,000 MI = (3,000/6,000)x1.5 = 0.75</text:p>
      <text:p text:style-name="P4">Total = 7.455/2 = 3.7275</text:p>
      <text:p text:style-name="P4">Now we do the opposite way around:</text:p>
      <text:p text:style-name="P4"/>
      <text:p text:style-name="P4">Values vs are:</text:p>
      <text:p text:style-name="P4"/>
      <text:p text:style-name="P4"><text:span text:style-name="T3">LI vs MI<text:tab/><text:tab/>0.75</text:span>x</text:p>
      <text:p text:style-name="P4">MI vs MI<text:tab/><text:tab/>1x</text:p>
      <text:p text:style-name="P4">LI vs HI<text:tab/><text:tab/>0.25x</text:p>
      <text:p text:style-name="P4">MI vs HI<text:tab/><text:tab/>0.75x</text:p>
      <text:p text:style-name="P4">LI vs MC<text:tab/>0.1x</text:p>
      <text:p text:style-name="P4">MI vs MC<text:tab/>0.75x</text:p>
      <text:p text:style-name="P4"/>
      <text:p text:style-name="P4">And the defence:</text:p>
      <text:p text:style-name="P4"/>
      <text:p text:style-name="P4">4,000 LI vs 2,000 MI x0.75 = 1.5</text:p>
      <text:p text:style-name="P4">4,000 LI vs 5,000 HI x0.25 = 0.2</text:p>
      <text:p text:style-name="P4">4,000 LI vs 3,000 MC x0.1 = 0.133</text:p>
      <text:p text:style-name="P4">6,000 MI vs 2,000 MI x1 = 3</text:p>
      <text:p text:style-name="P4">6,000 MI vs 5,000 HI x0.75 = 0.9</text:p>
      <text:p text:style-name="P4">6,000 MI vs 3,000 MC x0.75 = 1.5</text:p>
      <text:p text:style-name="P4">Total = 7.233/3 =2.411</text:p>
      <text:p text:style-name="P4"/>
      <text:p text:style-name="P4">Result= <text:span text:style-name="T3">3.7275:2.411 = Attack value=1.546</text:span></text:p>
      <text:p text:style-name="P4"/>
      <text:p text:style-name="P7">Roman Traits</text:p>
      <text:p text:style-name="P2"/>
      <text:p text:style-name="P3">The Romans like a show. And the best show of all is to accept as few titles as possible and yet still rule. However, to really have some fun in a game, declare yourself Rex (king) of Rome and see how long you last.</text:p>
      <text:p text:style-name="P2"/>
      <text:p text:style-name="P3">Real Romans are good on the field of battle. Nothing begets success like military success. However, try to remember it's best when the opponents aren't Roman themselves!</text:p>
      <text:p text:style-name="P2"/>
      <text:p text:style-name="P3">Romans like to relax and make money. Although glory is found at battle, a good lifestyle is founded with money. You will have to make your world a happy and prosperous to succeed. Don't go upsetting people - they may become Romans in the future.</text:p>
      <text:p text:style-name="P2"/>
      <text:p text:style-name="P3">Dreams, seers and sights: all important to the Romans, and the game will report them. I have *not* written up a 'magic' system, I have implemented it the way it really was: some of these signs are mere coincidence, some are political acts. How you choose to work them is up to you. They may play into your hands. You may be asked to interpret some, if you are the 'Primus Optimus', or religious leader of Rome.</text:p>
      <text:p text:style-name="P4"/>
      <text:p text:style-name="P3">Your empire's deeds will attract attention from the migrating tribes of the east. If you are lucky, then perhaps the Han Chinese empire will not be so strong: otherwise, it might beat off all opposition and, like they did with the Huns, force them them westward. Perhaps you should buy less silk off them?</text:p>
      <text:p text:style-name="P4"/>
      <text:p text:style-name="P3">Never forget that despite all of the lies, backstabbing and civil war that goes on, the Romans were a decent people. Individuals will offer help at desperate times, do a good job for you, be trustworthy and so on. Learn to pick out decent individuals and forge alliances with them.</text:p>
      <text:p text:style-name="P4"/>
      <text:p text:style-name="P6">The Government</text:p>
      <text:p text:style-name="P4"/>
      <text:p text:style-name="P4">An emperor has a lot of say over the empire, but to really have fine grained control over all of his domains, he will need an administration. This administration costs a *lot* of money, so you may choose instead to have less control over the empire but be able to tax your subjects less.</text:p>
      <text:p text:style-name="P4"/>
      <text:p text:style-name="P6">Religion</text:p>
      <text:p text:style-name="P4"/>
      <text:p text:style-name="P4">You start off in a multi-diety enviroment, and is highly likely than mono-diety religions will become popular. This can be hard to deal with because mono-diety religions may not tolerate any other god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Lucidasans" svg:font-family="Lucidasans" style:font-pitch="variable"/>
    <style:font-face style:name="Nimbus Roman No9 L" svg:font-family="'Nimbus Roman No9 L'" style:font-pitch="variable"/>
    <style:font-face style:name="Samanata" svg:font-family="Samanata" style:font-pitch="variable"/>
    <style:font-face style:name="Times New Roman" svg:font-family="'Times New Roman'" style:font-pitch="variable"/>
    <style:font-face style:name="URW Bookman L" svg:font-family="'URW Bookman L'"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Nimbus Roman No9 L" fo:font-size="12pt" fo:language="en" fo:country="US" style:font-name-asian="Aria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next-style-name="Normal" style:class="text"/>
    <style:style style:name="Text_20_body" style:display-name="Text body" style:family="paragraph" style:parent-style-name="Standard" style:class="text">
      <style:paragraph-properties fo:margin-top="0cm" fo:margin-bottom="0.499cm"/>
    </style:style>
    <style:style style:name="Normal" style:family="paragraph" style:class="text">
      <style:paragraph-properties fo:margin-left="0cm" fo:margin-right="0cm" fo:margin-top="0cm" fo:margin-bottom="0cm" fo:line-height="0%" fo:text-indent="0cm" style:auto-text-indent="false"/>
      <style:text-properties fo:font-variant="normal" fo:text-transform="none" fo:color="#000000" style:font-name="Times New Roman" fo:font-size="12pt"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12-09T00:37:21</meta:creation-date>
    <dc:creator>Chris Smith</dc:creator>
    <dc:date>2007-10-11T01:16:10</dc:date>
    <dc:language>en-US</dc:language>
    <meta:editing-cycles>25</meta:editing-cycles>
    <meta:editing-duration>PT6H48M43S</meta:editing-duration>
    <meta:user-defined meta:name="Info 1"/>
    <meta:user-defined meta:name="Info 2"/>
    <meta:user-defined meta:name="Info 3"/>
    <meta:user-defined meta:name="Info 4"/>
    <meta:document-statistic meta:table-count="0" meta:image-count="0" meta:object-count="0" meta:page-count="16" meta:paragraph-count="153" meta:word-count="2717" meta:character-count="15050"/>
  </office:meta>
</office:document-meta>
</file>